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 style:data-style-name="N109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Ku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u</text:p>
          </table:table-cell>
          <table:table-cell table:style-name="ce1" office:value-type="float" office:value="190" calcext:value-type="float">
            <text:p>190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Kc</text:p>
          </table:table-cell>
          <table:table-cell table:style-name="Default" office:value-type="string" calcext:value-type="string">
            <text:p>Ti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formula="of:=[.B1]/2" office:value-type="float" office:value="1" calcext:value-type="float">
            <text:p>1,0000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PI</text:p>
          </table:table-cell>
          <table:table-cell table:formula="of:=[.B1]/2.2" office:value-type="float" office:value="0.909090909090909" calcext:value-type="float">
            <text:p>0,9091</text:p>
          </table:table-cell>
          <table:table-cell table:formula="of:=[.B2]/1.2" office:value-type="float" office:value="158.333333333333" calcext:value-type="float">
            <text:p>158,3333</text:p>
          </table:table-cell>
          <table:table-cell table:style-name="ce2"/>
        </table:table-row>
        <table:table-row table:style-name="ro1">
          <table:table-cell office:value-type="string" calcext:value-type="string">
            <text:p>PID</text:p>
          </table:table-cell>
          <table:table-cell table:formula="of:=[.B1]/1.7" office:value-type="float" office:value="1.17647058823529" calcext:value-type="float">
            <text:p>1,1765</text:p>
          </table:table-cell>
          <table:table-cell table:formula="of:=[.B2]/2" office:value-type="float" office:value="95" calcext:value-type="float">
            <text:p>95,0000</text:p>
          </table:table-cell>
          <table:table-cell table:style-name="ce2" table:formula="of:=[.B2]/8" office:value-type="float" office:value="23.75" calcext:value-type="float">
            <text:p>23,7500</text:p>
          </table:table-cell>
        </table:table-row>
        <table:table-row table:style-name="ro1">
          <table:table-cell/>
          <table:table-cell table:style-name="Default"/>
          <table:table-cell table:style-name="ce3" table:formula="of:=1/[.C6]" office:value-type="float" office:value="0.0105263157894737" calcext:value-type="float">
            <text:p>0,01053</text:p>
          </table:table-cell>
          <table:table-cell/>
        </table:table-row>
        <table:table-row table:style-name="ro1">
          <table:table-cell table:number-columns-repeated="3"/>
          <table:table-cell table:style-name="ce2"/>
        </table:table-row>
        <table:table-row table:style-name="ro1">
          <table:table-cell table:style-name="ce1" office:value-type="string" calcext:value-type="string">
            <text:p>Ku</text:p>
          </table:table-cell>
          <table:table-cell table:style-name="ce1" office:value-type="float" office:value="0.2" calcext:value-type="float">
            <text:p>0,2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u</text:p>
          </table:table-cell>
          <table:table-cell table:style-name="ce1" office:value-type="float" office:value="22" calcext:value-type="float">
            <text:p>22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Kc</text:p>
          </table:table-cell>
          <table:table-cell table:style-name="Default" office:value-type="string" calcext:value-type="string">
            <text:p>Ti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formula="of:=[.B9]/2" office:value-type="float" office:value="0.1" calcext:value-type="float">
            <text:p>0,1000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PI</text:p>
          </table:table-cell>
          <table:table-cell table:formula="of:=[.B9]/2.2" office:value-type="float" office:value="0.0909090909090909" calcext:value-type="float">
            <text:p>0,0909</text:p>
          </table:table-cell>
          <table:table-cell table:formula="of:=[.B10]/1.2" office:value-type="float" office:value="18.3333333333333" calcext:value-type="float">
            <text:p>18,3333</text:p>
          </table:table-cell>
          <table:table-cell table:style-name="ce2"/>
        </table:table-row>
        <table:table-row table:style-name="ro1">
          <table:table-cell office:value-type="string" calcext:value-type="string">
            <text:p>PID</text:p>
          </table:table-cell>
          <table:table-cell table:formula="of:=[.B9]/1.7" office:value-type="float" office:value="0.117647058823529" calcext:value-type="float">
            <text:p>0,1176</text:p>
          </table:table-cell>
          <table:table-cell table:formula="of:=[.B10]/2" office:value-type="float" office:value="11" calcext:value-type="float">
            <text:p>11,0000</text:p>
          </table:table-cell>
          <table:table-cell table:style-name="ce2" table:formula="of:=[.B10]/8" office:value-type="float" office:value="2.75" calcext:value-type="float">
            <text:p>2,7500</text:p>
          </table:table-cell>
        </table:table-row>
        <table:table-row table:style-name="ro1">
          <table:table-cell/>
          <table:table-cell table:style-name="Default"/>
          <table:table-cell table:style-name="ce3" table:formula="of:=1/[.C14]" office:value-type="float" office:value="0.0909090909090909" calcext:value-type="float">
            <text:p>0,0909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.00.0000</text:date>, <text:time style:data-style-name="N2" text:time-value="10:57:27.55946103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8T00:29:10.857411835</meta:creation-date>
    <meta:generator>LibreOffice/4.4.1.2$Linux_X86_64 LibreOffice_project/40m0$Build-2</meta:generator>
    <dc:date>2015-03-30T11:57:07.224957928</dc:date>
    <meta:editing-duration>P1DT3H40M39S</meta:editing-duration>
    <meta:editing-cycles>8</meta:editing-cycles>
    <meta:document-statistic meta:table-count="1" meta:cell-count="34" meta:object-count="0"/>
  </office:meta>
</office:document-meta>
</file>